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ItemCollection.spool( OutputContext output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ItemCollection.unlock( String lockTok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ItemCollection.removeProperty( DavPropertyName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ItemCollection.isOrder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ItemCollection.addMember( DavResource resource , InputContext inputContext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DefaultItemCollection.setProperty( DavProperty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ItemCollection.buildValuesProperty( InputStream i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ItemCollection.hasLock( Type type , Scope sco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ItemCollection.getRelDestinationPath( Position position , NodeIterator childNod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efaultItemCollection.internalSetProperty( DavProperty propert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efaultItemCollection.orderMembers( OrderPatch orderPatc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ItemCollection.initPropertie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efaultItemCollection.refreshLock( LockInfo reqLockInfo , String lockTok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ItemCollection.is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temCollection.alterProperties( List change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ItemCollection.addHrefProperty( DavPropertyName name , Iterator itemIterator , boolean isProt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ItemCollection.DefaultItemCollection( DavResourceLocator locator , JcrDavSession session , DavResourceFactory factory , Item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ItemCollection.getCompliance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ItemCollection.getSupportedMetho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ItemCollection.initLockSuppo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ItemCollection.internalRemoveProperty( DavPropertyName property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ItemCollection.initSupportedRepor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ItemCollection.removeMember( DavResource memb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ItemCollection.addHrefProperty( DavPropertyName name , Item [ ] values , boolean isProtec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ItemCollection.getModificationTim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ItemCollection.getLock( Type type , Scope sco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ItemCollection.getMember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faultItemCollection.lock( LockInfo reqLock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ItemCollection.getWriteLo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